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92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6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c5000b"/>
    </style:style>
  </office:automatic-styles>
  <office:body>
    <office:spreadsheet>
      <table:calculation-settings table:automatic-find-labels="false" table:use-regular-expressions="false"/>
      <table:table table:name="066_d_l_paw_korinth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44">
            <text:p>44</text:p>
          </table:table-cell>
          <table:table-cell office:value-type="string">
            <text:p>st.</text:p>
          </table:table-cell>
          <table:table-cell table:style-name="ce1" office:value-type="string">
            <text:p>St.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dha</text:p>
          </table:table-cell>
          <table:table-cell table:style-name="ce2" office:value-type="string">
            <text:p>dha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kor</text:p>
          </table:table-cell>
          <table:table-cell table:style-name="ce1" office:value-type="string">
            <text:p>Kor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zk</text:p>
          </table:table-cell>
          <table:table-cell office:value-type="string">
            <text:p>zk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ap.</text:p>
          </table:table-cell>
          <table:table-cell table:style-name="ce1" office:value-type="string">
            <text:p>Jap.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ójz</text:p>
          </table:table-cell>
          <table:table-cell table:style-name="ce1" office:value-type="string">
            <text:p>Mójz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naša</text:p>
          </table:table-cell>
          <table:table-cell office:value-type="string">
            <text:p>naš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ph</text:p>
          </table:table-cell>
          <table:table-cell table:style-name="ce1" office:value-type="string">
            <text:p>Eph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zt</text:p>
          </table:table-cell>
          <table:table-cell table:style-name="ce2" office:value-type="string">
            <text:p>zt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zrudźeni</text:p>
          </table:table-cell>
          <table:table-cell office:value-type="string">
            <text:p>zrudźen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itusa</text:p>
          </table:table-cell>
          <table:table-cell table:style-name="ce1" office:value-type="string">
            <text:p>Titus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hil</text:p>
          </table:table-cell>
          <table:table-cell table:style-name="ce1" office:value-type="string">
            <text:p>Phi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ez</text:p>
          </table:table-cell>
          <table:table-cell table:style-name="ce1" office:value-type="string">
            <text:p>Jez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v</text:p>
          </table:table-cell>
          <table:table-cell table:style-name="ce1" office:value-type="string">
            <text:p>IV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wonjenje</text:p>
          </table:table-cell>
          <table:table-cell office:value-type="string">
            <text:p>wonjenj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yšnozći</text:p>
          </table:table-cell>
          <table:table-cell table:style-name="ce1" office:value-type="string">
            <text:p>tyšnosć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hwali</text:p>
          </table:table-cell>
          <table:table-cell table:style-name="ce1" office:value-type="string">
            <text:p>chwal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hwalenje</text:p>
          </table:table-cell>
          <table:table-cell table:style-name="ce1" office:value-type="string">
            <text:p>chwalenje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činimy</text:p>
          </table:table-cell>
          <table:table-cell office:value-type="string">
            <text:p>činim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hrystusej</text:p>
          </table:table-cell>
          <table:table-cell table:style-name="ce1" office:value-type="string">
            <text:p>Chrystusej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zrudźił</text:p>
          </table:table-cell>
          <table:table-cell office:value-type="string">
            <text:p>zrudźił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wutrobnej</text:p>
          </table:table-cell>
          <table:table-cell office:value-type="string">
            <text:p>wutrobnej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wšelku</text:p>
          </table:table-cell>
          <table:table-cell office:value-type="string">
            <text:p>wšelku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wšelkej</text:p>
          </table:table-cell>
          <table:table-cell office:value-type="string">
            <text:p>wšelkej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wopokazali</text:p>
          </table:table-cell>
          <table:table-cell office:value-type="string">
            <text:p>wopokazali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wodam</text:p>
          </table:table-cell>
          <table:table-cell office:value-type="string">
            <text:p>wodam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roštowani</text:p>
          </table:table-cell>
          <table:table-cell office:value-type="string">
            <text:p>troštowani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wj</text:p>
          </table:table-cell>
          <table:table-cell office:value-type="string">
            <text:p>sw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wěrnozći</text:p>
          </table:table-cell>
          <table:table-cell table:style-name="ce1" office:value-type="string">
            <text:p>swěrnosć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cht</text:p>
          </table:table-cell>
          <table:table-cell table:style-name="ce1" office:value-type="string">
            <text:p>Š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z</text:p>
          </table:table-cell>
          <table:table-cell table:style-name="ce1" office:value-type="string">
            <text:p>P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šeztanje</text:p>
          </table:table-cell>
          <table:table-cell table:style-name="ce1" office:value-type="string">
            <text:p>přestanj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nuzach</text:p>
          </table:table-cell>
          <table:table-cell office:value-type="string">
            <text:p>nuzach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njetrjebał</text:p>
          </table:table-cell>
          <table:table-cell office:value-type="string">
            <text:p>njetrjebał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jekhwalimy</text:p>
          </table:table-cell>
          <table:table-cell table:style-name="ce1" office:value-type="string">
            <text:p>njechwalim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jedoztojni</text:p>
          </table:table-cell>
          <table:table-cell table:style-name="ce1" office:value-type="string">
            <text:p>njedostojni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njebych</text:p>
          </table:table-cell>
          <table:table-cell office:value-type="string">
            <text:p>njebych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njebychmy</text:p>
          </table:table-cell>
          <table:table-cell office:value-type="string">
            <text:p>njebychm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napisany</text:p>
          </table:table-cell>
          <table:table-cell office:value-type="string">
            <text:p>napisan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[my</text:p>
          </table:table-cell>
          <table:table-cell table:style-name="ce1" office:value-type="string">
            <text:p>[M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hodźimy</text:p>
          </table:table-cell>
          <table:table-cell table:style-name="ce1" office:value-type="string">
            <text:p>chodźim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br</text:p>
          </table:table-cell>
          <table:table-cell table:style-name="ce1" office:value-type="string">
            <text:p>Hebr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anibje</text:p>
          </table:table-cell>
          <table:table-cell office:value-type="string">
            <text:p>hanib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al</text:p>
          </table:table-cell>
          <table:table-cell table:style-name="ce1" office:value-type="string">
            <text:p>Gal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zrudźbu</text:p>
          </table:table-cell>
          <table:table-cell office:value-type="string">
            <text:p>zrudźb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žohnowanju</text:p>
          </table:table-cell>
          <table:table-cell office:value-type="string">
            <text:p>žohnowanj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žohnowanje</text:p>
          </table:table-cell>
          <table:table-cell office:value-type="string">
            <text:p>žohnowanj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znjeseće</text:p>
          </table:table-cell>
          <table:table-cell office:value-type="string">
            <text:p>znjeseć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žnjeć</text:p>
          </table:table-cell>
          <table:table-cell office:value-type="string">
            <text:p>žnje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kupje</text:p>
          </table:table-cell>
          <table:table-cell table:style-name="ce1" office:value-type="string">
            <text:p>skup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kaženju</text:p>
          </table:table-cell>
          <table:table-cell table:style-name="ce1" office:value-type="string">
            <text:p>skaženj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zjawni</text:p>
          </table:table-cell>
          <table:table-cell office:value-type="string">
            <text:p>zjawn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zbožu</text:p>
          </table:table-cell>
          <table:table-cell office:value-type="string">
            <text:p>zbož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zawdawk</text:p>
          </table:table-cell>
          <table:table-cell office:value-type="string">
            <text:p>zawdaw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žałozć</text:p>
          </table:table-cell>
          <table:table-cell table:style-name="ce1" office:value-type="string">
            <text:p>žałos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žałozći</text:p>
          </table:table-cell>
          <table:table-cell table:style-name="ce1" office:value-type="string">
            <text:p>žałosć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ulkeje</text:p>
          </table:table-cell>
          <table:table-cell office:value-type="string">
            <text:p>wulkej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udać</text:p>
          </table:table-cell>
          <table:table-cell office:value-type="string">
            <text:p>wudać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osadow</text:p>
          </table:table-cell>
          <table:table-cell office:value-type="string">
            <text:p>wosadow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opokaže</text:p>
          </table:table-cell>
          <table:table-cell office:value-type="string">
            <text:p>wopokaž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obćeženi</text:p>
          </table:table-cell>
          <table:table-cell office:value-type="string">
            <text:p>wobćeže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idomne</text:p>
          </table:table-cell>
          <table:table-cell table:style-name="ce1" office:value-type="string">
            <text:p>wědomn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ašu</text:p>
          </table:table-cell>
          <table:table-cell office:value-type="string">
            <text:p>waš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achowanju</text:p>
          </table:table-cell>
          <table:table-cell office:value-type="string">
            <text:p>wachowanj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roštuje</text:p>
          </table:table-cell>
          <table:table-cell office:value-type="string">
            <text:p>troštu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roštujće</text:p>
          </table:table-cell>
          <table:table-cell table:style-name="ce1" office:value-type="string">
            <text:p>tróštuj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roštować</text:p>
          </table:table-cell>
          <table:table-cell table:style-name="ce1" office:value-type="string">
            <text:p>tróštowa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roštom</text:p>
          </table:table-cell>
          <table:table-cell table:style-name="ce1" office:value-type="string">
            <text:p>tróšto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roštej</text:p>
          </table:table-cell>
          <table:table-cell table:style-name="ce1" office:value-type="string">
            <text:p>tróšt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waŕš</text:p>
          </table:table-cell>
          <table:table-cell table:style-name="ce1" office:value-type="string">
            <text:p>towarš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orhnjeny</text:p>
          </table:table-cell>
          <table:table-cell office:value-type="string">
            <text:p>torhnje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hes</text:p>
          </table:table-cell>
          <table:table-cell table:style-name="ce1" office:value-type="string">
            <text:p>Thes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aflach</text:p>
          </table:table-cell>
          <table:table-cell office:value-type="string">
            <text:p>tafla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ěrnozć</text:p>
          </table:table-cell>
          <table:table-cell table:style-name="ce1" office:value-type="string">
            <text:p>swěrnos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xagezima</text:p>
          </table:table-cell>
          <table:table-cell table:style-name="ce1" office:value-type="string">
            <text:p>seksagezim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</text:p>
          </table:table-cell>
          <table:table-cell table:style-name="ce2" office:value-type="string">
            <text:p>s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zomnje</text:p>
          </table:table-cell>
          <table:table-cell table:style-name="ce1" office:value-type="string">
            <text:p>rozumnj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ukow</text:p>
          </table:table-cell>
          <table:table-cell office:value-type="string">
            <text:p>puk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słuša</text:p>
          </table:table-cell>
          <table:table-cell table:style-name="ce1" office:value-type="string">
            <text:p>přisłuš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šichod</text:p>
          </table:table-cell>
          <table:table-cell office:value-type="string">
            <text:p>pšicho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esadźił</text:p>
          </table:table-cell>
          <table:table-cell table:style-name="ce1" office:value-type="string">
            <text:p>přesadźi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eměnja</text:p>
          </table:table-cell>
          <table:table-cell table:style-name="ce1" office:value-type="string">
            <text:p>přeměn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óztwu</text:p>
          </table:table-cell>
          <table:table-cell table:style-name="ce1" office:value-type="string">
            <text:p>próstw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ózował</text:p>
          </table:table-cell>
          <table:table-cell table:style-name="ce1" office:value-type="string">
            <text:p>prócował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rečkach</text:p>
          </table:table-cell>
          <table:table-cell office:value-type="string">
            <text:p>prečkac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óznajeće</text:p>
          </table:table-cell>
          <table:table-cell office:value-type="string">
            <text:p>póznajeć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ožadamy</text:p>
          </table:table-cell>
          <table:table-cell office:value-type="string">
            <text:p>požadam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trjebnozći</text:p>
          </table:table-cell>
          <table:table-cell table:style-name="ce1" office:value-type="string">
            <text:p>potrěbnosć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ósli</text:p>
          </table:table-cell>
          <table:table-cell office:value-type="string">
            <text:p>pósl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jenjezow</text:p>
          </table:table-cell>
          <table:table-cell office:value-type="string">
            <text:p>pjenjezow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išu</text:p>
          </table:table-cell>
          <table:table-cell office:value-type="string">
            <text:p>piš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isach</text:p>
          </table:table-cell>
          <table:table-cell office:value-type="string">
            <text:p>pisac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aršonow</text:p>
          </table:table-cell>
          <table:table-cell office:value-type="string">
            <text:p>paršonow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jeznajemy</text:p>
          </table:table-cell>
          <table:table-cell office:value-type="string">
            <text:p>njeznajem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jewuztaty</text:p>
          </table:table-cell>
          <table:table-cell office:value-type="string">
            <text:p>njewuzta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widomne</text:p>
          </table:table-cell>
          <table:table-cell table:style-name="ce1" office:value-type="string">
            <text:p>njewidźom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ryču</text:p>
          </table:table-cell>
          <table:table-cell table:style-name="ce1" office:value-type="string">
            <text:p>njerěč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mudreho</text:p>
          </table:table-cell>
          <table:table-cell table:style-name="ce2" office:value-type="string">
            <text:p>njemudreh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jsmój</text:p>
          </table:table-cell>
          <table:table-cell table:style-name="ce1" office:value-type="string">
            <text:p>njejsmoj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awoblečeni</text:p>
          </table:table-cell>
          <table:table-cell office:value-type="string">
            <text:p>nawoblečen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ašu</text:p>
          </table:table-cell>
          <table:table-cell office:value-type="string">
            <text:p>naš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apominał</text:p>
          </table:table-cell>
          <table:table-cell office:value-type="string">
            <text:p>napominał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ajlubši</text:p>
          </table:table-cell>
          <table:table-cell office:value-type="string">
            <text:p>najlubš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ahromadźi</text:p>
          </table:table-cell>
          <table:table-cell office:value-type="string">
            <text:p>nahromadź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ori</text:p>
          </table:table-cell>
          <table:table-cell office:value-type="string">
            <text:p>mor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t</text:p>
          </table:table-cell>
          <table:table-cell table:style-name="ce1" office:value-type="string">
            <text:p>Ma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iztow</text:p>
          </table:table-cell>
          <table:table-cell table:style-name="ce1" office:value-type="string">
            <text:p>list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snozću</text:p>
          </table:table-cell>
          <table:table-cell table:style-name="ce1" office:value-type="string">
            <text:p>lesnosć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azowany</text:p>
          </table:table-cell>
          <table:table-cell office:value-type="string">
            <text:p>lazowa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ol</text:p>
          </table:table-cell>
          <table:table-cell table:style-name="ce1" office:value-type="string">
            <text:p>Ko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hwalnych</text:p>
          </table:table-cell>
          <table:table-cell table:style-name="ce1" office:value-type="string">
            <text:p>chwalny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hwalił</text:p>
          </table:table-cell>
          <table:table-cell table:style-name="ce1" office:value-type="string">
            <text:p>chwali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hryztusowu</text:p>
          </table:table-cell>
          <table:table-cell table:style-name="ce1" office:value-type="string">
            <text:p>Chrystusow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hrobły</text:p>
          </table:table-cell>
          <table:table-cell table:style-name="ce1" office:value-type="string">
            <text:p>chrobł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hrobłozć</text:p>
          </table:table-cell>
          <table:table-cell table:style-name="ce1" office:value-type="string">
            <text:p>chrobłos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hodźili</text:p>
          </table:table-cell>
          <table:table-cell table:style-name="ce1" office:value-type="string">
            <text:p>chodźi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hodźiłaj</text:p>
          </table:table-cell>
          <table:table-cell table:style-name="ce2" office:value-type="string">
            <text:p>chodźiła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ztwach</text:p>
          </table:table-cell>
          <table:table-cell table:style-name="ce1" office:value-type="string">
            <text:p>jastwac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otowu</text:p>
          </table:table-cell>
          <table:table-cell office:value-type="string">
            <text:p>hotow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otowa</text:p>
          </table:table-cell>
          <table:table-cell office:value-type="string">
            <text:p>hotow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źensnišeho</text:p>
          </table:table-cell>
          <table:table-cell office:value-type="string">
            <text:p>dźensnišeho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owěrjenje</text:p>
          </table:table-cell>
          <table:table-cell office:value-type="string">
            <text:p>dowěrjenj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okonjeni</text:p>
          </table:table-cell>
          <table:table-cell office:value-type="string">
            <text:p>dokonjen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obrotu</text:p>
          </table:table-cell>
          <table:table-cell office:value-type="string">
            <text:p>dobrot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obroće</text:p>
          </table:table-cell>
          <table:table-cell office:value-type="string">
            <text:p>dobro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čiztozći</text:p>
          </table:table-cell>
          <table:table-cell table:style-name="ce1" office:value-type="string">
            <text:p>čistosć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čiztozće</text:p>
          </table:table-cell>
          <table:table-cell table:style-name="ce1" office:value-type="string">
            <text:p>čistos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ćeŕpjenja</text:p>
          </table:table-cell>
          <table:table-cell table:style-name="ce1" office:value-type="string">
            <text:p>ćerpjenj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oju</text:p>
          </table:table-cell>
          <table:table-cell office:value-type="string">
            <text:p>boj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ědźenje</text:p>
          </table:table-cell>
          <table:table-cell office:value-type="string">
            <text:p>bědźe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wonkomny</text:p>
          </table:table-cell>
          <table:table-cell office:value-type="string">
            <text:p>zwonkom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wolimy</text:p>
          </table:table-cell>
          <table:table-cell office:value-type="string">
            <text:p>zwoli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wjeselił</text:p>
          </table:table-cell>
          <table:table-cell office:value-type="string">
            <text:p>zwjeseli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wjeselili</text:p>
          </table:table-cell>
          <table:table-cell office:value-type="string">
            <text:p>zwjeseli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wjeselich</text:p>
          </table:table-cell>
          <table:table-cell office:value-type="string">
            <text:p>zwjeseli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uzobje</text:p>
          </table:table-cell>
          <table:table-cell office:value-type="string">
            <text:p>zuzob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uzbje</text:p>
          </table:table-cell>
          <table:table-cell office:value-type="string">
            <text:p>zuzb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tyzknozći</text:p>
          </table:table-cell>
          <table:table-cell office:value-type="string">
            <text:p>ztyzknozć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tyzknozćach</text:p>
          </table:table-cell>
          <table:table-cell office:value-type="string">
            <text:p>ztyzknozća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tyšće</text:p>
          </table:table-cell>
          <table:table-cell office:value-type="string">
            <text:p>ztyš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twjerdnjene</text:p>
          </table:table-cell>
          <table:table-cell office:value-type="string">
            <text:p>ztwjerdnjen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tarym</text:p>
          </table:table-cell>
          <table:table-cell office:value-type="string">
            <text:p>ztary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taranje</text:p>
          </table:table-cell>
          <table:table-cell office:value-type="string">
            <text:p>ztara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rudźu</text:p>
          </table:table-cell>
          <table:table-cell office:value-type="string">
            <text:p>zrudź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rudźenyzbudźe</text:p>
          </table:table-cell>
          <table:table-cell office:value-type="string">
            <text:p>zrudźenyzbudź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rudźby</text:p>
          </table:table-cell>
          <table:table-cell office:value-type="string">
            <text:p>zrudźb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rozymjeny</text:p>
          </table:table-cell>
          <table:table-cell office:value-type="string">
            <text:p>zrozymje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pytani</text:p>
          </table:table-cell>
          <table:table-cell office:value-type="string">
            <text:p>zpytan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pytam</text:p>
          </table:table-cell>
          <table:table-cell office:value-type="string">
            <text:p>zpyta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pšah</text:p>
          </table:table-cell>
          <table:table-cell office:value-type="string">
            <text:p>zpša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prózny</text:p>
          </table:table-cell>
          <table:table-cell office:value-type="string">
            <text:p>zpróz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pomina</text:p>
          </table:table-cell>
          <table:table-cell office:value-type="string">
            <text:p>zpomi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podobnym</text:p>
          </table:table-cell>
          <table:table-cell office:value-type="string">
            <text:p>zpodobny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podobali</text:p>
          </table:table-cell>
          <table:table-cell office:value-type="string">
            <text:p>zpodoba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žohnowach</text:p>
          </table:table-cell>
          <table:table-cell office:value-type="string">
            <text:p>žohnowa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nutskomny</text:p>
          </table:table-cell>
          <table:table-cell office:value-type="string">
            <text:p>znutskom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nutskach</text:p>
          </table:table-cell>
          <table:table-cell office:value-type="string">
            <text:p>znutska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nosyli</text:p>
          </table:table-cell>
          <table:table-cell office:value-type="string">
            <text:p>znosy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nosyće</text:p>
          </table:table-cell>
          <table:table-cell office:value-type="string">
            <text:p>znosy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namjenja</text:p>
          </table:table-cell>
          <table:table-cell office:value-type="string">
            <text:p>znamjenj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najomny</text:p>
          </table:table-cell>
          <table:table-cell office:value-type="string">
            <text:p>znajom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měškach</text:p>
          </table:table-cell>
          <table:table-cell office:value-type="string">
            <text:p>změška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měšeju</text:p>
          </table:table-cell>
          <table:table-cell office:value-type="string">
            <text:p>změše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měje</text:p>
          </table:table-cell>
          <table:table-cell office:value-type="string">
            <text:p>změ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mazanja</text:p>
          </table:table-cell>
          <table:table-cell office:value-type="string">
            <text:p>zmazanj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ludani</text:p>
          </table:table-cell>
          <table:table-cell office:value-type="string">
            <text:p>zludan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kutkom</text:p>
          </table:table-cell>
          <table:table-cell office:value-type="string">
            <text:p>zkutko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khroblił</text:p>
          </table:table-cell>
          <table:table-cell office:value-type="string">
            <text:p>zkhrobli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kazymy</text:p>
          </table:table-cell>
          <table:table-cell office:value-type="string">
            <text:p>zkazy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kazyli</text:p>
          </table:table-cell>
          <table:table-cell office:value-type="string">
            <text:p>zkazy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kazyłe</text:p>
          </table:table-cell>
          <table:table-cell office:value-type="string">
            <text:p>zkazył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jewjenjow</text:p>
          </table:table-cell>
          <table:table-cell office:value-type="string">
            <text:p>zjewjenjow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jewjenjom</text:p>
          </table:table-cell>
          <table:table-cell office:value-type="string">
            <text:p>zjewjenjo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jewiło</text:p>
          </table:table-cell>
          <table:table-cell office:value-type="string">
            <text:p>zjewił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jedna</text:p>
          </table:table-cell>
          <table:table-cell office:value-type="string">
            <text:p>zjed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jednanja</text:p>
          </table:table-cell>
          <table:table-cell office:value-type="string">
            <text:p>zjednanj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jednał</text:p>
          </table:table-cell>
          <table:table-cell office:value-type="string">
            <text:p>zjedna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jednać</text:p>
          </table:table-cell>
          <table:table-cell office:value-type="string">
            <text:p>zjedna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jebanje</text:p>
          </table:table-cell>
          <table:table-cell office:value-type="string">
            <text:p>zjeba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jebali</text:p>
          </table:table-cell>
          <table:table-cell office:value-type="string">
            <text:p>zjeba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hromadźenjom</text:p>
          </table:table-cell>
          <table:table-cell office:value-type="string">
            <text:p>zhromadźenjo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hromadźenje</text:p>
          </table:table-cell>
          <table:table-cell office:value-type="string">
            <text:p>zhromadźe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hotowany</text:p>
          </table:table-cell>
          <table:table-cell office:value-type="string">
            <text:p>zhotowa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hotowali</text:p>
          </table:table-cell>
          <table:table-cell office:value-type="string">
            <text:p>zhotowa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honili</text:p>
          </table:table-cell>
          <table:table-cell office:value-type="string">
            <text:p>zhoni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ežerje</text:p>
          </table:table-cell>
          <table:table-cell office:value-type="string">
            <text:p>zežer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eniizka</text:p>
          </table:table-cell>
          <table:table-cell office:value-type="string">
            <text:p>zeniizk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želenje</text:p>
          </table:table-cell>
          <table:table-cell office:value-type="string">
            <text:p>žele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dźeržu</text:p>
          </table:table-cell>
          <table:table-cell office:value-type="string">
            <text:p>zdźerž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daće</text:p>
          </table:table-cell>
          <table:table-cell office:value-type="string">
            <text:p>zda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činiło</text:p>
          </table:table-cell>
          <table:table-cell office:value-type="string">
            <text:p>zčinił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bóžnozći</text:p>
          </table:table-cell>
          <table:table-cell office:value-type="string">
            <text:p>zbóžnozć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błaznił</text:p>
          </table:table-cell>
          <table:table-cell office:value-type="string">
            <text:p>zbłazni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ztojńztwo</text:p>
          </table:table-cell>
          <table:table-cell office:value-type="string">
            <text:p>zaztojńztw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ztojńztwa</text:p>
          </table:table-cell>
          <table:table-cell office:value-type="string">
            <text:p>zaztojńztw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y</text:p>
          </table:table-cell>
          <table:table-cell office:value-type="string">
            <text:p>za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wołam</text:p>
          </table:table-cell>
          <table:table-cell office:value-type="string">
            <text:p>zawoła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wjezć</text:p>
          </table:table-cell>
          <table:table-cell office:value-type="string">
            <text:p>zawjez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wjednizy</text:p>
          </table:table-cell>
          <table:table-cell office:value-type="string">
            <text:p>zawjedniz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wizć</text:p>
          </table:table-cell>
          <table:table-cell office:value-type="string">
            <text:p>zawiz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tykana</text:p>
          </table:table-cell>
          <table:table-cell office:value-type="string">
            <text:p>zatyka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tanowy</text:p>
          </table:table-cell>
          <table:table-cell office:value-type="string">
            <text:p>zatanow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šoł</text:p>
          </table:table-cell>
          <table:table-cell office:value-type="string">
            <text:p>zašo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ryta</text:p>
          </table:table-cell>
          <table:table-cell office:value-type="string">
            <text:p>zaryt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móženju</text:p>
          </table:table-cell>
          <table:table-cell office:value-type="string">
            <text:p>zamóžen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molwimy</text:p>
          </table:table-cell>
          <table:table-cell office:value-type="string">
            <text:p>zamolwi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žałozćow</text:p>
          </table:table-cell>
          <table:table-cell office:value-type="string">
            <text:p>žałozćow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žałozćach</text:p>
          </table:table-cell>
          <table:table-cell office:value-type="string">
            <text:p>žałozća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dźerźeli</text:p>
          </table:table-cell>
          <table:table-cell office:value-type="string">
            <text:p>zadźerźe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dźeržał</text:p>
          </table:table-cell>
          <table:table-cell office:value-type="string">
            <text:p>zadźerža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žadaju</text:p>
          </table:table-cell>
          <table:table-cell office:value-type="string">
            <text:p>žada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ysokozć</text:p>
          </table:table-cell>
          <table:table-cell office:value-type="string">
            <text:p>wysokoz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ysokich</text:p>
          </table:table-cell>
          <table:table-cell office:value-type="string">
            <text:p>wysoki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ztupa</text:p>
          </table:table-cell>
          <table:table-cell office:value-type="string">
            <text:p>wuztup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zbudźiła</text:p>
          </table:table-cell>
          <table:table-cell office:value-type="string">
            <text:p>wuzbudźił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trobnje</text:p>
          </table:table-cell>
          <table:table-cell office:value-type="string">
            <text:p>wutrob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trobneje</text:p>
          </table:table-cell>
          <table:table-cell office:value-type="string">
            <text:p>wutrobne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swarjenju</text:p>
          </table:table-cell>
          <table:table-cell office:value-type="string">
            <text:p>wuswarjen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slečeni</text:p>
          </table:table-cell>
          <table:table-cell office:value-type="string">
            <text:p>wuslečen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rubił</text:p>
          </table:table-cell>
          <table:table-cell office:value-type="string">
            <text:p>wurubi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rjedźić</text:p>
          </table:table-cell>
          <table:table-cell office:value-type="string">
            <text:p>wurjedźi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prošena</text:p>
          </table:table-cell>
          <table:table-cell office:value-type="string">
            <text:p>wuproše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móže</text:p>
          </table:table-cell>
          <table:table-cell office:value-type="string">
            <text:p>wumóž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měrił</text:p>
          </table:table-cell>
          <table:table-cell office:value-type="string">
            <text:p>wuměri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dźělenje</text:p>
          </table:table-cell>
          <table:table-cell office:value-type="string">
            <text:p>wudźěle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dawani</text:p>
          </table:table-cell>
          <table:table-cell office:value-type="string">
            <text:p>wudawan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šě</text:p>
          </table:table-cell>
          <table:table-cell office:value-type="string">
            <text:p>wšě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šelka</text:p>
          </table:table-cell>
          <table:table-cell office:value-type="string">
            <text:p>wšelk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šelakej</text:p>
          </table:table-cell>
          <table:table-cell office:value-type="string">
            <text:p>wšelake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šehomózny</text:p>
          </table:table-cell>
          <table:table-cell office:value-type="string">
            <text:p>wšehomóz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šědna</text:p>
          </table:table-cell>
          <table:table-cell office:value-type="string">
            <text:p>wšěd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žtych</text:p>
          </table:table-cell>
          <table:table-cell office:value-type="string">
            <text:p>wožty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ótža</text:p>
          </table:table-cell>
          <table:table-cell office:value-type="string">
            <text:p>wótž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twróćimy</text:p>
          </table:table-cell>
          <table:table-cell office:value-type="string">
            <text:p>wotwróći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tsudźena</text:p>
          </table:table-cell>
          <table:table-cell office:value-type="string">
            <text:p>wotsudźe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ótry</text:p>
          </table:table-cell>
          <table:table-cell office:value-type="string">
            <text:p>wótr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trjekli</text:p>
          </table:table-cell>
          <table:table-cell office:value-type="string">
            <text:p>wotrjek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ótpanułe</text:p>
          </table:table-cell>
          <table:table-cell office:value-type="string">
            <text:p>wótpanuł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tkrytym</text:p>
          </table:table-cell>
          <table:table-cell office:value-type="string">
            <text:p>wotkryty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tkazanja</text:p>
          </table:table-cell>
          <table:table-cell office:value-type="string">
            <text:p>wotkazanj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swjećenju</text:p>
          </table:table-cell>
          <table:table-cell office:value-type="string">
            <text:p>woswjećen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słabnuł</text:p>
          </table:table-cell>
          <table:table-cell office:value-type="string">
            <text:p>wosłabnu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słabnuli</text:p>
          </table:table-cell>
          <table:table-cell office:value-type="string">
            <text:p>wosłabnu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sadam</text:p>
          </table:table-cell>
          <table:table-cell office:value-type="string">
            <text:p>wosada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sadami</text:p>
          </table:table-cell>
          <table:table-cell office:value-type="string">
            <text:p>wosadam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sadach</text:p>
          </table:table-cell>
          <table:table-cell office:value-type="string">
            <text:p>wosada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pušćeni</text:p>
          </table:table-cell>
          <table:table-cell office:value-type="string">
            <text:p>wopušćen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pora</text:p>
          </table:table-cell>
          <table:table-cell office:value-type="string">
            <text:p>wopor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pokažemy</text:p>
          </table:table-cell>
          <table:table-cell office:value-type="string">
            <text:p>wopokaže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pokažće</text:p>
          </table:table-cell>
          <table:table-cell office:value-type="string">
            <text:p>wopokaž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pokazało</text:p>
          </table:table-cell>
          <table:table-cell office:value-type="string">
            <text:p>wopokazał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pokazaće</text:p>
          </table:table-cell>
          <table:table-cell office:value-type="string">
            <text:p>wopokaza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kšewjeny</text:p>
          </table:table-cell>
          <table:table-cell office:value-type="string">
            <text:p>wokšewje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knom</text:p>
          </table:table-cell>
          <table:table-cell office:value-type="string">
            <text:p>wokno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juja</text:p>
          </table:table-cell>
          <table:table-cell office:value-type="string">
            <text:p>wojuj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ójny</text:p>
          </table:table-cell>
          <table:table-cell office:value-type="string">
            <text:p>wój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ójna</text:p>
          </table:table-cell>
          <table:table-cell office:value-type="string">
            <text:p>wój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hladanju</text:p>
          </table:table-cell>
          <table:table-cell office:value-type="string">
            <text:p>wohladan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dźimy</text:p>
          </table:table-cell>
          <table:table-cell office:value-type="string">
            <text:p>wodźi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žarował</text:p>
          </table:table-cell>
          <table:table-cell office:value-type="string">
            <text:p>wobžarowa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ydlenju</text:p>
          </table:table-cell>
          <table:table-cell office:value-type="string">
            <text:p>wobydlen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škodźili</text:p>
          </table:table-cell>
          <table:table-cell office:value-type="string">
            <text:p>wobškodźi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sedźimy</text:p>
          </table:table-cell>
          <table:table-cell office:value-type="string">
            <text:p>wobsedźi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sadźi</text:p>
          </table:table-cell>
          <table:table-cell office:value-type="string">
            <text:p>wobsadź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roćiła</text:p>
          </table:table-cell>
          <table:table-cell office:value-type="string">
            <text:p>wobroćił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ohaćimy</text:p>
          </table:table-cell>
          <table:table-cell office:value-type="string">
            <text:p>wobohaći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ohaćiće</text:p>
          </table:table-cell>
          <table:table-cell office:value-type="string">
            <text:p>wobohaći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nowi</text:p>
          </table:table-cell>
          <table:table-cell office:value-type="string">
            <text:p>wobnow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liču</text:p>
          </table:table-cell>
          <table:table-cell office:value-type="string">
            <text:p>woblič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ćežował</text:p>
          </table:table-cell>
          <table:table-cell office:value-type="string">
            <text:p>wobćežowa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ćežnozć</text:p>
          </table:table-cell>
          <table:table-cell office:value-type="string">
            <text:p>wobćežnoz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ćežił</text:p>
          </table:table-cell>
          <table:table-cell office:value-type="string">
            <text:p>wobćeži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ćežić</text:p>
          </table:table-cell>
          <table:table-cell office:value-type="string">
            <text:p>wobćeži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jesełozći</text:p>
          </table:table-cell>
          <table:table-cell office:value-type="string">
            <text:p>wjesełozć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jesełozće</text:p>
          </table:table-cell>
          <table:table-cell office:value-type="string">
            <text:p>wjesełoz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jeselimy</text:p>
          </table:table-cell>
          <table:table-cell office:value-type="string">
            <text:p>wjeseli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jesełeho</text:p>
          </table:table-cell>
          <table:table-cell office:value-type="string">
            <text:p>wjesełeh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jeseła</text:p>
          </table:table-cell>
          <table:table-cell office:value-type="string">
            <text:p>wjeseł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jećić</text:p>
          </table:table-cell>
          <table:table-cell office:value-type="string">
            <text:p>wjeći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jećenje</text:p>
          </table:table-cell>
          <table:table-cell office:value-type="string">
            <text:p>wjeće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idźenja</text:p>
          </table:table-cell>
          <table:table-cell office:value-type="string">
            <text:p>widźenj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idźeni</text:p>
          </table:table-cell>
          <table:table-cell office:value-type="string">
            <text:p>widźen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fać</text:p>
          </table:table-cell>
          <table:table-cell office:value-type="string">
            <text:p>wfa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ěrno</text:p>
          </table:table-cell>
          <table:table-cell office:value-type="string">
            <text:p>wěrn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ěmuy</text:p>
          </table:table-cell>
          <table:table-cell office:value-type="string">
            <text:p>wěmu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ědomnozći</text:p>
          </table:table-cell>
          <table:table-cell office:value-type="string">
            <text:p>wědomnozć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ědomna</text:p>
          </table:table-cell>
          <table:table-cell office:value-type="string">
            <text:p>wědom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ěčny</text:p>
          </table:table-cell>
          <table:table-cell office:value-type="string">
            <text:p>wěč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ěčnu</text:p>
          </table:table-cell>
          <table:table-cell office:value-type="string">
            <text:p>wěčn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'chrystusu</text:p>
          </table:table-cell>
          <table:table-cell office:value-type="string">
            <text:p>w'chrystus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ažnu</text:p>
          </table:table-cell>
          <table:table-cell office:value-type="string">
            <text:p>wažn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achu</text:p>
          </table:table-cell>
          <table:table-cell office:value-type="string">
            <text:p>wac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zećich</text:p>
          </table:table-cell>
          <table:table-cell office:value-type="string">
            <text:p>tzeći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yšnozćach</text:p>
          </table:table-cell>
          <table:table-cell office:value-type="string">
            <text:p>tyšnozća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yšiće</text:p>
          </table:table-cell>
          <table:table-cell office:value-type="string">
            <text:p>tyši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roštował</text:p>
          </table:table-cell>
          <table:table-cell office:value-type="string">
            <text:p>troštowa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roady</text:p>
          </table:table-cell>
          <table:table-cell office:value-type="string">
            <text:p>troad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rěbne</text:p>
          </table:table-cell>
          <table:table-cell office:value-type="string">
            <text:p>trěbn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aŕztwo</text:p>
          </table:table-cell>
          <table:table-cell office:value-type="string">
            <text:p>towaŕztw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aŕšojo</text:p>
          </table:table-cell>
          <table:table-cell office:value-type="string">
            <text:p>towaŕšoj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[to</text:p>
          </table:table-cell>
          <table:table-cell office:value-type="string">
            <text:p>[t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itus</text:p>
          </table:table-cell>
          <table:table-cell office:value-type="string">
            <text:p>titu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itusowy</text:p>
          </table:table-cell>
          <table:table-cell office:value-type="string">
            <text:p>titusow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itusowej</text:p>
          </table:table-cell>
          <table:table-cell office:value-type="string">
            <text:p>titusowe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itusoweje</text:p>
          </table:table-cell>
          <table:table-cell office:value-type="string">
            <text:p>titusowe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ita</text:p>
          </table:table-cell>
          <table:table-cell office:value-type="string">
            <text:p>tit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intu</text:p>
          </table:table-cell>
          <table:table-cell office:value-type="string">
            <text:p>tint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[ta</text:p>
          </table:table-cell>
          <table:table-cell office:value-type="string">
            <text:p>[t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ajkim</text:p>
          </table:table-cell>
          <table:table-cell office:value-type="string">
            <text:p>tajki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ajkej</text:p>
          </table:table-cell>
          <table:table-cell office:value-type="string">
            <text:p>tajke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ajkeje</text:p>
          </table:table-cell>
          <table:table-cell office:value-type="string">
            <text:p>tajke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wjeći</text:p>
          </table:table-cell>
          <table:table-cell office:value-type="string">
            <text:p>swjeć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šwikani</text:p>
          </table:table-cell>
          <table:table-cell office:value-type="string">
            <text:p>šwikan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wěrnu</text:p>
          </table:table-cell>
          <table:table-cell office:value-type="string">
            <text:p>swěrn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wěrnozću</text:p>
          </table:table-cell>
          <table:table-cell office:value-type="string">
            <text:p>swěrnozć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wěrnišeho</text:p>
          </table:table-cell>
          <table:table-cell office:value-type="string">
            <text:p>swěrnišeh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wěrneho</text:p>
          </table:table-cell>
          <table:table-cell office:value-type="string">
            <text:p>swěrneh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wědomnju</text:p>
          </table:table-cell>
          <table:table-cell office:value-type="string">
            <text:p>swědomn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wědomnjach</text:p>
          </table:table-cell>
          <table:table-cell office:value-type="string">
            <text:p>swědomnja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wědkow</text:p>
          </table:table-cell>
          <table:table-cell office:value-type="string">
            <text:p>swědkow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wědkej</text:p>
          </table:table-cell>
          <table:table-cell office:value-type="string">
            <text:p>swědke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udobjach</text:p>
          </table:table-cell>
          <table:table-cell office:value-type="string">
            <text:p>sudobja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udnym</text:p>
          </table:table-cell>
          <table:table-cell office:value-type="string">
            <text:p>sudny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štyrnaće</text:p>
          </table:table-cell>
          <table:table-cell office:value-type="string">
            <text:p>štyrna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pytajće</text:p>
          </table:table-cell>
          <table:table-cell office:value-type="string">
            <text:p>spytaj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špihelu</text:p>
          </table:table-cell>
          <table:table-cell office:value-type="string">
            <text:p>špihel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ožzmam</text:p>
          </table:table-cell>
          <table:table-cell office:value-type="string">
            <text:p>sožzma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obupomoznikow</text:p>
          </table:table-cell>
          <table:table-cell office:value-type="string">
            <text:p>sobupomoznikow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šnóry</text:p>
          </table:table-cell>
          <table:table-cell office:value-type="string">
            <text:p>šnór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šnóru</text:p>
          </table:table-cell>
          <table:table-cell office:value-type="string">
            <text:p>šnór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šnórje</text:p>
          </table:table-cell>
          <table:table-cell office:value-type="string">
            <text:p>šnór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mjertnym</text:p>
          </table:table-cell>
          <table:table-cell office:value-type="string">
            <text:p>smjertny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mjertnych</text:p>
          </table:table-cell>
          <table:table-cell office:value-type="string">
            <text:p>smjertny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milne</text:p>
          </table:table-cell>
          <table:table-cell office:value-type="string">
            <text:p>smiln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luby</text:p>
          </table:table-cell>
          <table:table-cell office:value-type="string">
            <text:p>slub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lubili</text:p>
          </table:table-cell>
          <table:table-cell office:value-type="string">
            <text:p>slubi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łabozć</text:p>
          </table:table-cell>
          <table:table-cell office:value-type="string">
            <text:p>słaboz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łabozći</text:p>
          </table:table-cell>
          <table:table-cell office:value-type="string">
            <text:p>słabozć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łabozćach</text:p>
          </table:table-cell>
          <table:table-cell office:value-type="string">
            <text:p>słabozća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škody</text:p>
          </table:table-cell>
          <table:table-cell office:value-type="string">
            <text:p>škod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ir</text:p>
          </table:table-cell>
          <table:table-cell office:value-type="string">
            <text:p>si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ilvana</text:p>
          </table:table-cell>
          <table:table-cell office:value-type="string">
            <text:p>silva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hiob</text:p>
          </table:table-cell>
          <table:table-cell office:value-type="string">
            <text:p>shiob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šćwanje</text:p>
          </table:table-cell>
          <table:table-cell office:value-type="string">
            <text:p>šćwa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šaz</text:p>
          </table:table-cell>
          <table:table-cell office:value-type="string">
            <text:p>šaz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amopašnozć</text:p>
          </table:table-cell>
          <table:table-cell office:value-type="string">
            <text:p>samopašnoz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amolwjenje</text:p>
          </table:table-cell>
          <table:table-cell office:value-type="string">
            <text:p>samolwje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ženjom</text:p>
          </table:table-cell>
          <table:table-cell office:value-type="string">
            <text:p>rženjo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unozć</text:p>
          </table:table-cell>
          <table:table-cell office:value-type="string">
            <text:p>runoz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una</text:p>
          </table:table-cell>
          <table:table-cell office:value-type="string">
            <text:p>ru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udźić</text:p>
          </table:table-cell>
          <table:table-cell office:value-type="string">
            <text:p>rudźi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ubježnikami</text:p>
          </table:table-cell>
          <table:table-cell office:value-type="string">
            <text:p>rubježnikam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t</text:p>
          </table:table-cell>
          <table:table-cell office:value-type="string">
            <text:p>r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ztła</text:p>
          </table:table-cell>
          <table:table-cell office:value-type="string">
            <text:p>roztł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ssywarjej</text:p>
          </table:table-cell>
          <table:table-cell office:value-type="string">
            <text:p>rossywarje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sswěćił</text:p>
          </table:table-cell>
          <table:table-cell office:value-type="string">
            <text:p>rosswěći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sswěćiło</text:p>
          </table:table-cell>
          <table:table-cell office:value-type="string">
            <text:p>rosswěćił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sswěćenje</text:p>
          </table:table-cell>
          <table:table-cell office:value-type="string">
            <text:p>rosswěće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słamana</text:p>
          </table:table-cell>
          <table:table-cell office:value-type="string">
            <text:p>rosłama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słamała</text:p>
          </table:table-cell>
          <table:table-cell office:value-type="string">
            <text:p>rosłamał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skazać</text:p>
          </table:table-cell>
          <table:table-cell office:value-type="string">
            <text:p>roskaza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sdźělće</text:p>
          </table:table-cell>
          <table:table-cell office:value-type="string">
            <text:p>rosdźěl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ěkach</text:p>
          </table:table-cell>
          <table:table-cell office:value-type="string">
            <text:p>rěka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će</text:p>
          </table:table-cell>
          <table:table-cell office:value-type="string">
            <text:p>r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aja</text:p>
          </table:table-cell>
          <table:table-cell office:value-type="string">
            <text:p>raj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ukach</text:p>
          </table:table-cell>
          <table:table-cell office:value-type="string">
            <text:p>puka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zporjeć</text:p>
          </table:table-cell>
          <table:table-cell office:value-type="string">
            <text:p>pšizporje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wzaću</text:p>
          </table:table-cell>
          <table:table-cell office:value-type="string">
            <text:p>pšiwzać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słušamy</text:p>
          </table:table-cell>
          <table:table-cell office:value-type="string">
            <text:p>pšisłuša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słodźenje</text:p>
          </table:table-cell>
          <table:table-cell office:value-type="string">
            <text:p>pšisłodźe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runaju</text:p>
          </table:table-cell>
          <table:table-cell office:value-type="string">
            <text:p>pširuna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nući</text:p>
          </table:table-cell>
          <table:table-cell office:value-type="string">
            <text:p>pšinuć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mńće</text:p>
          </table:table-cell>
          <table:table-cell office:value-type="string">
            <text:p>pšimń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kładźa</text:p>
          </table:table-cell>
          <table:table-cell office:value-type="string">
            <text:p>pšikładź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hotuje</text:p>
          </table:table-cell>
          <table:table-cell office:value-type="string">
            <text:p>pšihotu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bywa</text:p>
          </table:table-cell>
          <table:table-cell office:value-type="string">
            <text:p>pšibyw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bójzkimi</text:p>
          </table:table-cell>
          <table:table-cell office:value-type="string">
            <text:p>pšibójzkim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zćěhanjach</text:p>
          </table:table-cell>
          <table:table-cell office:value-type="string">
            <text:p>pšezćěhanja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zćěhani</text:p>
          </table:table-cell>
          <table:table-cell office:value-type="string">
            <text:p>pšezćěhan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wodźeny</text:p>
          </table:table-cell>
          <table:table-cell office:value-type="string">
            <text:p>pšewodźe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wažneje</text:p>
          </table:table-cell>
          <table:table-cell office:value-type="string">
            <text:p>pšewažne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šonował</text:p>
          </table:table-cell>
          <table:table-cell office:value-type="string">
            <text:p>pšešonowa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měrnu</text:p>
          </table:table-cell>
          <table:table-cell office:value-type="string">
            <text:p>pšeměrn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měni</text:p>
          </table:table-cell>
          <table:table-cell office:value-type="string">
            <text:p>pšeměn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krasnjeni</text:p>
          </table:table-cell>
          <table:table-cell office:value-type="string">
            <text:p>pšekrasnjen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khodźić</text:p>
          </table:table-cell>
          <table:table-cell office:value-type="string">
            <text:p>pšekhodźi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hladać</text:p>
          </table:table-cell>
          <table:table-cell office:value-type="string">
            <text:p>pšehlada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ćiwnych</text:p>
          </table:table-cell>
          <table:table-cell office:value-type="string">
            <text:p>pšećiwny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bywamy</text:p>
          </table:table-cell>
          <table:table-cell office:value-type="string">
            <text:p>pšebywa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bywała</text:p>
          </table:table-cell>
          <table:table-cell office:value-type="string">
            <text:p>pšebywał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ózu</text:p>
          </table:table-cell>
          <table:table-cell office:value-type="string">
            <text:p>próz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óztwy</text:p>
          </table:table-cell>
          <table:table-cell office:value-type="string">
            <text:p>próztw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ózdne</text:p>
          </table:table-cell>
          <table:table-cell office:value-type="string">
            <text:p>prózdn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ózach</text:p>
          </table:table-cell>
          <table:table-cell office:value-type="string">
            <text:p>próza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osymy</text:p>
          </table:table-cell>
          <table:table-cell office:value-type="string">
            <text:p>prosy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řińdu-lijak</text:p>
          </table:table-cell>
          <table:table-cell office:value-type="string">
            <text:p>přińdu-lija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[přetož</text:p>
          </table:table-cell>
          <table:table-cell office:value-type="string">
            <text:p>[přetož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ědowany</text:p>
          </table:table-cell>
          <table:table-cell office:value-type="string">
            <text:p>prědowa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ědaŕzku</text:p>
          </table:table-cell>
          <table:table-cell office:value-type="string">
            <text:p>prědaŕzk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ědaŕzkeho</text:p>
          </table:table-cell>
          <table:table-cell office:value-type="string">
            <text:p>prědaŕzkeh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ědarjow</text:p>
          </table:table-cell>
          <table:table-cell office:value-type="string">
            <text:p>prědarjow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ec</text:p>
          </table:table-cell>
          <table:table-cell office:value-type="string">
            <text:p>prec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aweje</text:p>
          </table:table-cell>
          <table:table-cell office:value-type="string">
            <text:p>prawe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ztrorbće</text:p>
          </table:table-cell>
          <table:table-cell office:value-type="string">
            <text:p>poztrorb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óžrjety</text:p>
          </table:table-cell>
          <table:table-cell office:value-type="string">
            <text:p>póžrje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óžrjete</text:p>
          </table:table-cell>
          <table:table-cell office:value-type="string">
            <text:p>póžrjet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zběhnuł</text:p>
          </table:table-cell>
          <table:table-cell office:value-type="string">
            <text:p>pozběhnu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zběha</text:p>
          </table:table-cell>
          <table:table-cell office:value-type="string">
            <text:p>pozběh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wyšeni</text:p>
          </table:table-cell>
          <table:table-cell office:value-type="string">
            <text:p>powyšen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trjebnozć</text:p>
          </table:table-cell>
          <table:table-cell office:value-type="string">
            <text:p>potrjebnoz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tajneje</text:p>
          </table:table-cell>
          <table:table-cell office:value-type="string">
            <text:p>potajne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panuł</text:p>
          </table:table-cell>
          <table:table-cell office:value-type="string">
            <text:p>popanu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nižił</text:p>
          </table:table-cell>
          <table:table-cell office:value-type="string">
            <text:p>poniži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myslenje</text:p>
          </table:table-cell>
          <table:table-cell office:value-type="string">
            <text:p>pomysle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myslach</text:p>
          </table:table-cell>
          <table:table-cell office:value-type="string">
            <text:p>pomysla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moz</text:p>
          </table:table-cell>
          <table:table-cell office:value-type="string">
            <text:p>pomoz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moznizy</text:p>
          </table:table-cell>
          <table:table-cell office:value-type="string">
            <text:p>pomozniz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moznik</text:p>
          </table:table-cell>
          <table:table-cell office:value-type="string">
            <text:p>pomozni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lěpšenja</text:p>
          </table:table-cell>
          <table:table-cell office:value-type="string">
            <text:p>polěpšenj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lěpšeli</text:p>
          </table:table-cell>
          <table:table-cell office:value-type="string">
            <text:p>polěpše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kutneho</text:p>
          </table:table-cell>
          <table:table-cell office:value-type="string">
            <text:p>pokutneh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korny</text:p>
          </table:table-cell>
          <table:table-cell office:value-type="string">
            <text:p>pokor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khwalił</text:p>
          </table:table-cell>
          <table:table-cell office:value-type="string">
            <text:p>pokhwali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hóršowany</text:p>
          </table:table-cell>
          <table:table-cell office:value-type="string">
            <text:p>pohóršowa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dztajić</text:p>
          </table:table-cell>
          <table:table-cell office:value-type="string">
            <text:p>podztaji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dtłóčeni</text:p>
          </table:table-cell>
          <table:table-cell office:value-type="string">
            <text:p>podtłóčen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činamy</text:p>
          </table:table-cell>
          <table:table-cell office:value-type="string">
            <text:p>počina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čał</text:p>
          </table:table-cell>
          <table:table-cell office:value-type="string">
            <text:p>poča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łódnozć</text:p>
          </table:table-cell>
          <table:table-cell office:value-type="string">
            <text:p>płódnoz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łakanje</text:p>
          </table:table-cell>
          <table:table-cell office:value-type="string">
            <text:p>płaka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łahowanju</text:p>
          </table:table-cell>
          <table:table-cell office:value-type="string">
            <text:p>płahowan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łaćić</text:p>
          </table:table-cell>
          <table:table-cell office:value-type="string">
            <text:p>płaći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j</text:p>
          </table:table-cell>
          <table:table-cell office:value-type="string">
            <text:p>p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jazću</text:p>
          </table:table-cell>
          <table:table-cell office:value-type="string">
            <text:p>pjazć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ismik</text:p>
          </table:table-cell>
          <table:table-cell office:value-type="string">
            <text:p>pismi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ismiki</text:p>
          </table:table-cell>
          <table:table-cell office:value-type="string">
            <text:p>pismik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ismika</text:p>
          </table:table-cell>
          <table:table-cell office:value-type="string">
            <text:p>pismik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isać</text:p>
          </table:table-cell>
          <table:table-cell office:value-type="string">
            <text:p>pisa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awołowa</text:p>
          </table:table-cell>
          <table:table-cell office:value-type="string">
            <text:p>pawołow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aradiza</text:p>
          </table:table-cell>
          <table:table-cell office:value-type="string">
            <text:p>paradiz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ućili</text:p>
          </table:table-cell>
          <table:table-cell office:value-type="string">
            <text:p>nući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osymy</text:p>
          </table:table-cell>
          <table:table-cell office:value-type="string">
            <text:p>nosy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ochzemy</text:p>
          </table:table-cell>
          <table:table-cell office:value-type="string">
            <text:p>nochze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</text:p>
          </table:table-cell>
          <table:table-cell office:value-type="string">
            <text:p>n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zpušćeli</text:p>
          </table:table-cell>
          <table:table-cell office:value-type="string">
            <text:p>njezpušće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znajomni</text:p>
          </table:table-cell>
          <table:table-cell office:value-type="string">
            <text:p>njeznajomn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zdało</text:p>
          </table:table-cell>
          <table:table-cell office:value-type="string">
            <text:p>njezdał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zazwyflujemy</text:p>
          </table:table-cell>
          <table:table-cell office:value-type="string">
            <text:p>njezazwyfluje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zabići</text:p>
          </table:table-cell>
          <table:table-cell office:value-type="string">
            <text:p>njezabić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urjeknjeny</text:p>
          </table:table-cell>
          <table:table-cell office:value-type="string">
            <text:p>njewurjeknje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urjeknjene</text:p>
          </table:table-cell>
          <table:table-cell office:value-type="string">
            <text:p>njewurjeknjen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učimy</text:p>
          </table:table-cell>
          <table:table-cell office:value-type="string">
            <text:p>njewuči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ozmjemy</text:p>
          </table:table-cell>
          <table:table-cell office:value-type="string">
            <text:p>njewozmje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otkryty</text:p>
          </table:table-cell>
          <table:table-cell office:value-type="string">
            <text:p>njewotkry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osłabnuł</text:p>
          </table:table-cell>
          <table:table-cell office:value-type="string">
            <text:p>njewosłabnu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osłabnjemy</text:p>
          </table:table-cell>
          <table:table-cell office:value-type="string">
            <text:p>njewosłabnje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osłabimy</text:p>
          </table:table-cell>
          <table:table-cell office:value-type="string">
            <text:p>njewosłabi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olu</text:p>
          </table:table-cell>
          <table:table-cell office:value-type="string">
            <text:p>njewol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ojujemy</text:p>
          </table:table-cell>
          <table:table-cell office:value-type="string">
            <text:p>njewojuje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obćežił</text:p>
          </table:table-cell>
          <table:table-cell office:value-type="string">
            <text:p>njewobćeži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jedźili</text:p>
          </table:table-cell>
          <table:table-cell office:value-type="string">
            <text:p>njewjedźi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jedźichmy</text:p>
          </table:table-cell>
          <table:table-cell office:value-type="string">
            <text:p>njewjedźich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ěrnymi</text:p>
          </table:table-cell>
          <table:table-cell office:value-type="string">
            <text:p>njewěrnym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ědomne</text:p>
          </table:table-cell>
          <table:table-cell office:value-type="string">
            <text:p>njewědomn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trjebam</text:p>
          </table:table-cell>
          <table:table-cell office:value-type="string">
            <text:p>njetrjeba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trjebaće</text:p>
          </table:table-cell>
          <table:table-cell office:value-type="string">
            <text:p>njetrjeba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swěćiła</text:p>
          </table:table-cell>
          <table:table-cell office:value-type="string">
            <text:p>njeswěćił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směmy</text:p>
          </table:table-cell>
          <table:table-cell office:value-type="string">
            <text:p>njesmě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ryčał</text:p>
          </table:table-cell>
          <table:table-cell office:value-type="string">
            <text:p>njeryča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rudźimy</text:p>
          </table:table-cell>
          <table:table-cell office:value-type="string">
            <text:p>njerudźi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rozymja</text:p>
          </table:table-cell>
          <table:table-cell office:value-type="string">
            <text:p>njerozymj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rosćahamy</text:p>
          </table:table-cell>
          <table:table-cell office:value-type="string">
            <text:p>njerosćaha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ytam</text:p>
          </table:table-cell>
          <table:table-cell office:value-type="string">
            <text:p>njepyta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šizpi</text:p>
          </table:table-cell>
          <table:table-cell office:value-type="string">
            <text:p>njepšizp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šezběhnuł</text:p>
          </table:table-cell>
          <table:table-cell office:value-type="string">
            <text:p>njepšezběhnu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rědujemy</text:p>
          </table:table-cell>
          <table:table-cell office:value-type="string">
            <text:p>njeprěduje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rawdozću</text:p>
          </table:table-cell>
          <table:table-cell office:value-type="string">
            <text:p>njeprawdozć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óznajeće</text:p>
          </table:table-cell>
          <table:table-cell office:value-type="string">
            <text:p>njepóznaje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osłušnozć</text:p>
          </table:table-cell>
          <table:table-cell office:value-type="string">
            <text:p>njeposłušnoz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onižał</text:p>
          </table:table-cell>
          <table:table-cell office:value-type="string">
            <text:p>njeponiža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išemy</text:p>
          </table:table-cell>
          <table:table-cell office:value-type="string">
            <text:p>njepiše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ěknje</text:p>
          </table:table-cell>
          <table:table-cell office:value-type="string">
            <text:p>njepěk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alił</text:p>
          </table:table-cell>
          <table:table-cell office:value-type="string">
            <text:p>njepali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namakach</text:p>
          </table:table-cell>
          <table:table-cell office:value-type="string">
            <text:p>njenamaka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mudry</text:p>
          </table:table-cell>
          <table:table-cell office:value-type="string">
            <text:p>njemudr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mudrozći</text:p>
          </table:table-cell>
          <table:table-cell office:value-type="string">
            <text:p>njemudrozć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móžemy</text:p>
          </table:table-cell>
          <table:table-cell office:value-type="string">
            <text:p>njemóže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mějach</text:p>
          </table:table-cell>
          <table:table-cell office:value-type="string">
            <text:p>njeměja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łžu</text:p>
          </table:table-cell>
          <table:table-cell office:value-type="string">
            <text:p>njełž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khwalić</text:p>
          </table:table-cell>
          <table:table-cell office:value-type="string">
            <text:p>njekhwali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khodźimy</text:p>
          </table:table-cell>
          <table:table-cell office:value-type="string">
            <text:p>njekhodźi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hotowych</text:p>
          </table:table-cell>
          <table:table-cell office:value-type="string">
            <text:p>njehotowy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hladamy</text:p>
          </table:table-cell>
          <table:table-cell office:value-type="string">
            <text:p>njehlada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dźeržał</text:p>
          </table:table-cell>
          <table:table-cell office:value-type="string">
            <text:p>njedźerža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dótkajće</text:p>
          </table:table-cell>
          <table:table-cell office:value-type="string">
            <text:p>njedótkaj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dajmy</text:p>
          </table:table-cell>
          <table:table-cell office:value-type="string">
            <text:p>njedaj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čiztozć</text:p>
          </table:table-cell>
          <table:table-cell office:value-type="string">
            <text:p>nječiztoz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činimy</text:p>
          </table:table-cell>
          <table:table-cell office:value-type="string">
            <text:p>nječini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činili</text:p>
          </table:table-cell>
          <table:table-cell office:value-type="string">
            <text:p>nječini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chał</text:p>
          </table:table-cell>
          <table:table-cell office:value-type="string">
            <text:p>njecha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ćehńće</text:p>
          </table:table-cell>
          <table:table-cell office:value-type="string">
            <text:p>njećehń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brali</text:p>
          </table:table-cell>
          <table:table-cell office:value-type="string">
            <text:p>njebra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běch</text:p>
          </table:table-cell>
          <table:table-cell office:value-type="string">
            <text:p>njebě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ětčiši</text:p>
          </table:table-cell>
          <table:table-cell office:value-type="string">
            <text:p>nětčiš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ěkotrymi</text:p>
          </table:table-cell>
          <table:table-cell office:value-type="string">
            <text:p>někotrym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zy</text:p>
          </table:table-cell>
          <table:table-cell office:value-type="string">
            <text:p>naz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ztróžeć</text:p>
          </table:table-cell>
          <table:table-cell office:value-type="string">
            <text:p>naztróže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wabimy</text:p>
          </table:table-cell>
          <table:table-cell office:value-type="string">
            <text:p>nawabi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pomina</text:p>
          </table:table-cell>
          <table:table-cell office:value-type="string">
            <text:p>napomi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pominamy</text:p>
          </table:table-cell>
          <table:table-cell office:value-type="string">
            <text:p>napomina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[na</text:p>
          </table:table-cell>
          <table:table-cell office:value-type="string">
            <text:p>[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makana</text:p>
          </table:table-cell>
          <table:table-cell office:value-type="string">
            <text:p>namaka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łoženju</text:p>
          </table:table-cell>
          <table:table-cell office:value-type="string">
            <text:p>nałožen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jradšo</text:p>
          </table:table-cell>
          <table:table-cell office:value-type="string">
            <text:p>najradš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jhłubšej</text:p>
          </table:table-cell>
          <table:table-cell office:value-type="string">
            <text:p>najhłubše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hoće</text:p>
          </table:table-cell>
          <table:table-cell office:value-type="string">
            <text:p>naho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dźeć</text:p>
          </table:table-cell>
          <table:table-cell office:value-type="string">
            <text:p>nadźe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duwanje</text:p>
          </table:table-cell>
          <table:table-cell office:value-type="string">
            <text:p>naduwa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dběhany</text:p>
          </table:table-cell>
          <table:table-cell office:value-type="string">
            <text:p>nadběha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činiło</text:p>
          </table:table-cell>
          <table:table-cell office:value-type="string">
            <text:p>načinił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činił</text:p>
          </table:table-cell>
          <table:table-cell office:value-type="string">
            <text:p>načini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yslimy</text:p>
          </table:table-cell>
          <table:table-cell office:value-type="string">
            <text:p>mysli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yslachmy</text:p>
          </table:table-cell>
          <table:table-cell office:value-type="string">
            <text:p>myslach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urju</text:p>
          </table:table-cell>
          <table:table-cell office:value-type="string">
            <text:p>mur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rěće</text:p>
          </table:table-cell>
          <table:table-cell office:value-type="string">
            <text:p>mrě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ózni</text:p>
          </table:table-cell>
          <table:table-cell office:value-type="string">
            <text:p>mózn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ójzasowe</text:p>
          </table:table-cell>
          <table:table-cell office:value-type="string">
            <text:p>mójzasow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jasnych</text:p>
          </table:table-cell>
          <table:table-cell office:value-type="string">
            <text:p>mjasny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nuło</text:p>
          </table:table-cell>
          <table:table-cell office:value-type="string">
            <text:p>minuł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ěrja</text:p>
          </table:table-cell>
          <table:table-cell office:value-type="string">
            <text:p>měrj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zedonzzy</text:p>
          </table:table-cell>
          <table:table-cell office:value-type="string">
            <text:p>mazedonzz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zedonzkim</text:p>
          </table:table-cell>
          <table:table-cell office:value-type="string">
            <text:p>mazedonzki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zedonzkich</text:p>
          </table:table-cell>
          <table:table-cell office:value-type="string">
            <text:p>mazedonzki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zedonzkeho</text:p>
          </table:table-cell>
          <table:table-cell office:value-type="string">
            <text:p>mazedonzkeh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mar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mjy</text:p>
          </table:table-cell>
          <table:table-cell office:value-type="string">
            <text:p>mamj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ł</text:p>
          </table:table-cell>
          <table:table-cell office:value-type="string">
            <text:p>ma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-li</text:p>
          </table:table-cell>
          <table:table-cell office:value-type="string">
            <text:p>ma-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uł</text:p>
          </table:table-cell>
          <table:table-cell office:value-type="string">
            <text:p>lu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ukaša</text:p>
          </table:table-cell>
          <table:table-cell office:value-type="string">
            <text:p>lukaš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ubowany</text:p>
          </table:table-cell>
          <table:table-cell office:value-type="string">
            <text:p>lubowa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ubje</text:p>
          </table:table-cell>
          <table:table-cell office:value-type="string">
            <text:p>lub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óžka</text:p>
          </table:table-cell>
          <table:table-cell office:value-type="string">
            <text:p>lóžk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ěwej</text:p>
          </table:table-cell>
          <table:table-cell office:value-type="string">
            <text:p>lěwe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ětami</text:p>
          </table:table-cell>
          <table:table-cell office:value-type="string">
            <text:p>lětam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esny</text:p>
          </table:table-cell>
          <table:table-cell office:value-type="string">
            <text:p>les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ěpšemu</text:p>
          </table:table-cell>
          <table:table-cell office:value-type="string">
            <text:p>lěpšem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azujeće</text:p>
          </table:table-cell>
          <table:table-cell office:value-type="string">
            <text:p>lazuje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azuja</text:p>
          </table:table-cell>
          <table:table-cell office:value-type="string">
            <text:p>lazuj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akomztwo</text:p>
          </table:table-cell>
          <table:table-cell office:value-type="string">
            <text:p>lakomztw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łakaju</text:p>
          </table:table-cell>
          <table:table-cell office:value-type="string">
            <text:p>łaka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łahodnozći</text:p>
          </table:table-cell>
          <table:table-cell office:value-type="string">
            <text:p>łahodnozć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ačnozći</text:p>
          </table:table-cell>
          <table:table-cell office:value-type="string">
            <text:p>lačnozć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šižom</text:p>
          </table:table-cell>
          <table:table-cell office:value-type="string">
            <text:p>kšižo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rótka</text:p>
          </table:table-cell>
          <table:table-cell office:value-type="string">
            <text:p>krótk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rasna</text:p>
          </table:table-cell>
          <table:table-cell office:value-type="string">
            <text:p>kras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rajach</text:p>
          </table:table-cell>
          <table:table-cell office:value-type="string">
            <text:p>kraja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óžda</text:p>
          </table:table-cell>
          <table:table-cell office:value-type="string">
            <text:p>kóžd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orinthizzy</text:p>
          </table:table-cell>
          <table:table-cell office:value-type="string">
            <text:p>korinthizz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orintha</text:p>
          </table:table-cell>
          <table:table-cell office:value-type="string">
            <text:p>korinth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orinće</text:p>
          </table:table-cell>
          <table:table-cell office:value-type="string">
            <text:p>korin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orbje</text:p>
          </table:table-cell>
          <table:table-cell office:value-type="string">
            <text:p>korb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oł</text:p>
          </table:table-cell>
          <table:table-cell office:value-type="string">
            <text:p>ko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n</text:p>
          </table:table-cell>
          <table:table-cell office:value-type="string">
            <text:p>k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nježnu</text:p>
          </table:table-cell>
          <table:table-cell office:value-type="string">
            <text:p>knježn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ničomna</text:p>
          </table:table-cell>
          <table:table-cell office:value-type="string">
            <text:p>kničom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ładźeše</text:p>
          </table:table-cell>
          <table:table-cell office:value-type="string">
            <text:p>kładźeš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watać</text:p>
          </table:table-cell>
          <table:table-cell office:value-type="string">
            <text:p>khwata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wal</text:p>
          </table:table-cell>
          <table:table-cell office:value-type="string">
            <text:p>khwal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walili</text:p>
          </table:table-cell>
          <table:table-cell office:value-type="string">
            <text:p>khwali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walenju</text:p>
          </table:table-cell>
          <table:table-cell office:value-type="string">
            <text:p>khwalen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walenjom</text:p>
          </table:table-cell>
          <table:table-cell office:value-type="string">
            <text:p>khwalenjo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walby</text:p>
          </table:table-cell>
          <table:table-cell office:value-type="string">
            <text:p>khwalb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udobu</text:p>
          </table:table-cell>
          <table:table-cell office:value-type="string">
            <text:p>khudob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udobje</text:p>
          </table:table-cell>
          <table:table-cell office:value-type="string">
            <text:p>khudob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ryztusowych</text:p>
          </table:table-cell>
          <table:table-cell office:value-type="string">
            <text:p>khryztusowy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ryztusoweje</text:p>
          </table:table-cell>
          <table:table-cell office:value-type="string">
            <text:p>khryztusowe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edźbujeće</text:p>
          </table:table-cell>
          <table:table-cell office:value-type="string">
            <text:p>kedźbuje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amjeńtnych</text:p>
          </table:table-cell>
          <table:table-cell office:value-type="string">
            <text:p>kamjeńtny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amjenjowany</text:p>
          </table:table-cell>
          <table:table-cell office:value-type="string">
            <text:p>kamjenjowa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ajzy</text:p>
          </table:table-cell>
          <table:table-cell office:value-type="string">
            <text:p>kajz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ajkichž</text:p>
          </table:table-cell>
          <table:table-cell office:value-type="string">
            <text:p>kajkichž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aha</text:p>
          </table:table-cell>
          <table:table-cell office:value-type="string">
            <text:p>kah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unu</text:p>
          </table:table-cell>
          <table:table-cell office:value-type="string">
            <text:p>jun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nvocapit</text:p>
          </table:table-cell>
          <table:table-cell office:value-type="string">
            <text:p>jnvocapi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imać</text:p>
          </table:table-cell>
          <table:table-cell office:value-type="string">
            <text:p>jima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ěvu</text:p>
          </table:table-cell>
          <table:table-cell office:value-type="string">
            <text:p>jěv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enakich</text:p>
          </table:table-cell>
          <table:table-cell office:value-type="string">
            <text:p>jenaki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enakeje</text:p>
          </table:table-cell>
          <table:table-cell office:value-type="string">
            <text:p>jenake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e-li</text:p>
          </table:table-cell>
          <table:table-cell office:value-type="string">
            <text:p>je-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ebaŕzzy</text:p>
          </table:table-cell>
          <table:table-cell office:value-type="string">
            <text:p>jebaŕzz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ebanje</text:p>
          </table:table-cell>
          <table:table-cell office:value-type="string">
            <text:p>jeba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atu</text:p>
          </table:table-cell>
          <table:table-cell office:value-type="string">
            <text:p>jat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asnym</text:p>
          </table:table-cell>
          <table:table-cell office:value-type="string">
            <text:p>jasny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asna</text:p>
          </table:table-cell>
          <table:table-cell office:value-type="string">
            <text:p>jas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apoštołzke</text:p>
          </table:table-cell>
          <table:table-cell office:value-type="string">
            <text:p>japoštołzk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uzćišo</text:p>
          </table:table-cell>
          <table:table-cell office:value-type="string">
            <text:p>huzćiš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ubjenych</text:p>
          </table:table-cell>
          <table:table-cell office:value-type="string">
            <text:p>hubjeny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romadźić</text:p>
          </table:table-cell>
          <table:table-cell office:value-type="string">
            <text:p>hromadźi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rodźišća</text:p>
          </table:table-cell>
          <table:table-cell office:value-type="string">
            <text:p>hrodźišć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orzej</text:p>
          </table:table-cell>
          <table:table-cell office:value-type="string">
            <text:p>horze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orju</text:p>
          </table:table-cell>
          <table:table-cell office:value-type="string">
            <text:p>hor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orjekach</text:p>
          </table:table-cell>
          <table:table-cell office:value-type="string">
            <text:p>horjeka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ordozći</text:p>
          </table:table-cell>
          <table:table-cell office:value-type="string">
            <text:p>hordozć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nali</text:p>
          </table:table-cell>
          <table:table-cell office:value-type="string">
            <text:p>hna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łupozći</text:p>
          </table:table-cell>
          <table:table-cell office:value-type="string">
            <text:p>hłupozć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łupje</text:p>
          </table:table-cell>
          <table:table-cell office:value-type="string">
            <text:p>hłup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łubinje</text:p>
          </table:table-cell>
          <table:table-cell office:value-type="string">
            <text:p>hłubi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łodźe</text:p>
          </table:table-cell>
          <table:table-cell office:value-type="string">
            <text:p>hłodź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linjanych</text:p>
          </table:table-cell>
          <table:table-cell office:value-type="string">
            <text:p>hlinjany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ladamy</text:p>
          </table:table-cell>
          <table:table-cell office:value-type="string">
            <text:p>hlada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ěće</text:p>
          </table:table-cell>
          <table:table-cell office:value-type="string">
            <text:p>hě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ebrejzzy</text:p>
          </table:table-cell>
          <table:table-cell office:value-type="string">
            <text:p>hebrejzz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dyż</text:p>
          </table:table-cell>
          <table:table-cell office:value-type="string">
            <text:p>hdyż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niby</text:p>
          </table:table-cell>
          <table:table-cell office:value-type="string">
            <text:p>hanib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nibach</text:p>
          </table:table-cell>
          <table:table-cell office:value-type="string">
            <text:p>haniba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drija</text:p>
          </table:table-cell>
          <table:table-cell office:value-type="string">
            <text:p>hadrij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d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rejota</text:p>
          </table:table-cell>
          <table:table-cell office:value-type="string">
            <text:p>frejot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alšnymi</text:p>
          </table:table-cell>
          <table:table-cell office:value-type="string">
            <text:p>falšnym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vangelzkeho</text:p>
          </table:table-cell>
          <table:table-cell office:value-type="string">
            <text:p>evangelzkeh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vangelizkeje</text:p>
          </table:table-cell>
          <table:table-cell office:value-type="string">
            <text:p>evangelizke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vangeliju</text:p>
          </table:table-cell>
          <table:table-cell office:value-type="string">
            <text:p>evangeli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vangelijom</text:p>
          </table:table-cell>
          <table:table-cell office:value-type="string">
            <text:p>evangelijo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źeržu</text:p>
          </table:table-cell>
          <table:table-cell office:value-type="string">
            <text:p>dźerž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źeržane</text:p>
          </table:table-cell>
          <table:table-cell office:value-type="string">
            <text:p>dźeržan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źeržana</text:p>
          </table:table-cell>
          <table:table-cell office:value-type="string">
            <text:p>dźerža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źěłaćerjo</text:p>
          </table:table-cell>
          <table:table-cell office:value-type="string">
            <text:p>dźěłaćerj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źěćimi</text:p>
          </table:table-cell>
          <table:table-cell office:value-type="string">
            <text:p>dźěćim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źakowanja</text:p>
          </table:table-cell>
          <table:table-cell office:value-type="string">
            <text:p>dźakowanj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yrbju-li</text:p>
          </table:table-cell>
          <table:table-cell office:value-type="string">
            <text:p>dyrbju-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yrbjachmy</text:p>
          </table:table-cell>
          <table:table-cell office:value-type="string">
            <text:p>dyrbjach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yrbjach</text:p>
          </table:table-cell>
          <table:table-cell office:value-type="string">
            <text:p>dyrbja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ruheje</text:p>
          </table:table-cell>
          <table:table-cell office:value-type="string">
            <text:p>druhe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ztojnym</text:p>
          </table:table-cell>
          <table:table-cell office:value-type="string">
            <text:p>doztojny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ztojny</text:p>
          </table:table-cell>
          <table:table-cell office:value-type="string">
            <text:p>doztoj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ztojnemu</text:p>
          </table:table-cell>
          <table:table-cell office:value-type="string">
            <text:p>doztojnem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wěrju</text:p>
          </table:table-cell>
          <table:table-cell office:value-type="string">
            <text:p>dowěr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wěrjenjom</text:p>
          </table:table-cell>
          <table:table-cell office:value-type="string">
            <text:p>dowěrjenjo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sahnuli</text:p>
          </table:table-cell>
          <table:table-cell office:value-type="string">
            <text:p>dosahnu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sahnuć</text:p>
          </table:table-cell>
          <table:table-cell office:value-type="string">
            <text:p>dosahnu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pjelniła</text:p>
          </table:table-cell>
          <table:table-cell office:value-type="string">
            <text:p>dopjelnił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konjenje</text:p>
          </table:table-cell>
          <table:table-cell office:value-type="string">
            <text:p>dokonje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konjejće</text:p>
          </table:table-cell>
          <table:table-cell office:value-type="string">
            <text:p>dokonjej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konja</text:p>
          </table:table-cell>
          <table:table-cell office:value-type="string">
            <text:p>dokonj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[dokelž</text:p>
          </table:table-cell>
          <table:table-cell office:value-type="string">
            <text:p>[dokelž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broty</text:p>
          </table:table-cell>
          <table:table-cell office:value-type="string">
            <text:p>dobro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brota</text:p>
          </table:table-cell>
          <table:table-cell office:value-type="string">
            <text:p>dobrot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brocże</text:p>
          </table:table-cell>
          <table:table-cell office:value-type="string">
            <text:p>dobrocż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broćiwozći</text:p>
          </table:table-cell>
          <table:table-cell office:value-type="string">
            <text:p>dobroćiwozć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awka</text:p>
          </table:table-cell>
          <table:table-cell office:value-type="string">
            <text:p>dawk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awarja</text:p>
          </table:table-cell>
          <table:table-cell office:value-type="string">
            <text:p>dawarj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awanja</text:p>
          </table:table-cell>
          <table:table-cell office:value-type="string">
            <text:p>dawanj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awali</text:p>
          </table:table-cell>
          <table:table-cell office:value-type="string">
            <text:p>dawa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awał</text:p>
          </table:table-cell>
          <table:table-cell office:value-type="string">
            <text:p>dawa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armo</text:p>
          </table:table-cell>
          <table:table-cell office:value-type="string">
            <text:p>darm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amazzenzki</text:p>
          </table:table-cell>
          <table:table-cell office:value-type="string">
            <text:p>damazzenzk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amazzenzke</text:p>
          </table:table-cell>
          <table:table-cell office:value-type="string">
            <text:p>damazzenzk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čož</text:p>
          </table:table-cell>
          <table:table-cell office:value-type="string">
            <text:p>čož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čornej</text:p>
          </table:table-cell>
          <table:table-cell office:value-type="string">
            <text:p>čorne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čiztu</text:p>
          </table:table-cell>
          <table:table-cell office:value-type="string">
            <text:p>čizt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činjenje</text:p>
          </table:table-cell>
          <table:table-cell office:value-type="string">
            <text:p>činje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ćichozć</text:p>
          </table:table-cell>
          <table:table-cell office:value-type="string">
            <text:p>ćichoz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hzyć</text:p>
          </table:table-cell>
          <table:table-cell office:value-type="string">
            <text:p>chzy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ćežke</text:p>
          </table:table-cell>
          <table:table-cell office:value-type="string">
            <text:p>ćežk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čezćiła</text:p>
          </table:table-cell>
          <table:table-cell office:value-type="string">
            <text:p>čezćił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čezća</text:p>
          </table:table-cell>
          <table:table-cell office:value-type="string">
            <text:p>čezć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ćeŕpjach</text:p>
          </table:table-cell>
          <table:table-cell office:value-type="string">
            <text:p>ćeŕpja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ćeŕpimy</text:p>
          </table:table-cell>
          <table:table-cell office:value-type="string">
            <text:p>ćeŕpi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ćěri</text:p>
          </table:table-cell>
          <table:table-cell office:value-type="string">
            <text:p>ćěr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ćěmnozću</text:p>
          </table:table-cell>
          <table:table-cell office:value-type="string">
            <text:p>ćěmnozć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ćělnej</text:p>
          </table:table-cell>
          <table:table-cell office:value-type="string">
            <text:p>ćělne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ćeknych</text:p>
          </table:table-cell>
          <table:table-cell office:value-type="string">
            <text:p>ćekny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časne</text:p>
          </table:table-cell>
          <table:table-cell office:value-type="string">
            <text:p>časn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ohabojozći</text:p>
          </table:table-cell>
          <table:table-cell office:value-type="string">
            <text:p>bohabojozć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ił</text:p>
          </table:table-cell>
          <table:table-cell office:value-type="string">
            <text:p>bi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ije</text:p>
          </table:table-cell>
          <table:table-cell office:value-type="string">
            <text:p>bi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elialom</text:p>
          </table:table-cell>
          <table:table-cell office:value-type="string">
            <text:p>belialo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reta</text:p>
          </table:table-cell>
          <table:table-cell office:value-type="string">
            <text:p>aret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chajzkich</text:p>
          </table:table-cell>
          <table:table-cell office:value-type="string">
            <text:p>achajzki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chajzkej</text:p>
          </table:table-cell>
          <table:table-cell office:value-type="string">
            <text:p>achajzke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chajzka</text:p>
          </table:table-cell>
          <table:table-cell office:value-type="string">
            <text:p>achajzka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2e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tab/>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sb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07">07.09.2025</text:date>, <text:time>10:45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5M19S</meta:editing-duration>
    <meta:editing-cycles>7</meta:editing-cycles>
    <meta:generator>OpenOffice/4.1.11$Win32 OpenOffice.org_project/4111m1$Build-9808</meta:generator>
    <meta:creation-date>2025-09-07T10:20:41.97</meta:creation-date>
    <dc:date>2025-09-07T10:45:59.91</dc:date>
    <meta:document-statistic meta:table-count="1" meta:cell-count="2063" meta:object-count="0"/>
  </office:meta>
</office:document-meta>
</file>